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0.12006418619996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0762989545951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565883554647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32689744012222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78904753390718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0133147937471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97560036945812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5485387287962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0038945285066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1465677179962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2700033200531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3749709666929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7250632038611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3427818061964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4338470603773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82763354775016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87476667496266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1195286195286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33503063421096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36869317168835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60976080246913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67803784860557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96261078532759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19470462423483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11983216092805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86295589850298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620727597826835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637782072415165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717104848370216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730257214447645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975730259166161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060318732193733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064513408669253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065521340427941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255261660978384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721870956717038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721870956717038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572390572390572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096783525560504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712645445199227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731380884900015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779336087555265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53986917431026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01175509977894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09246609912850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39859077323804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83406501027461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84618005861105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989874033488657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052235841561684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070672713529856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06937602627257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34719936156416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52425012094823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00956158615314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59914340101522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95782989812840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21331458040318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31616838316168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49225854018186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33577204466692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380328330867329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82508006898250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00275785990071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29481276231612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47991775873813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56738596717922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62204656757453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65829871771717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17833721176221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54863180319845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82755533171045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228375923188188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35435441230389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6033591731266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74383511225616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76374113475177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98492745457106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809284381620972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14153930882555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14187054588200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94831313266842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COUNTIF([.B$1:.B$1048576];&quot;si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.21136834180312442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43012577795186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71580046590087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80436975802201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02764976958525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12269272529858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72341927180636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321735306646878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326910074374577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338874307378244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4496373892022563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4508390404101085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457231404958677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9696255564283847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525280898876404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600754502099795</text:p>
          </table:table-cell>
          <table:table-cell office:value-type="string" calcext:value-type="string">
            <text:p>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6221365729784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311097484414463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841777940369487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534215773620126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534215773620126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9668575296871914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517940858276235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3:46:09.777000000</meta:creation-date>
    <dc:date>2017-05-10T00:08:38.678000000</dc:date>
    <meta:editing-duration>PT1M42S</meta:editing-duration>
    <meta:editing-cycles>1</meta:editing-cycles>
    <meta:document-statistic meta:table-count="1" meta:cell-count="211" meta:object-count="0"/>
    <meta:generator>LibreOffice/5.3.2.2$Windows_x86 LibreOffice_project/6cd4f1ef626f15116896b1d8e1398b56da0d0ee1</meta:generator>
  </office:meta>
</office:document-meta>
</file>